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with that all out of the way, let's get
everything straight.</text:p>
          </table:table-cell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!! Thanks for waiting!!</text:p>
          </table:table-cell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 office:value-type="string">
            <text:p>Pihyuu! Hyufufuuuuuuu〜〜!!</text:p>
          </table:table-cell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ou're not even whistling right...)</text:p>
          </table:table-cell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ursuit of the powerful Magic that the
Magic detection device responded to, we went
to the Sacred Mountain.</text:p>
          </table:table-cell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 office:value-type="string">
            <text:p>At first, we expected the true identity of
that Magic to be White Carat, but it actually
belonged to a Shinigami who was brought to
this world by Red Carat.</text:p>
          </table:table-cell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 office:value-type="string">
            <text:p>It appears as though Blue Carat's gang had
been confined there, but we all managed to
escape.</text:p>
          </table:table-cell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 office:value-type="string">
            <text:p>And that brings us to the present, but we
also learned something crucial along the way.</text:p>
          </table:table-cell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“Demon Portal”, right?</text:p>
          </table:table-cell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 office:value-type="string">
            <text:p>We hadn't even considered how the monsters
of the demon world had come here until now,
but it's all become clear.</text:p>
          </table:table-cell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Demon Portal's behind it all!</text:p>
          </table:table-cell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 office:value-type="string">
            <text:p>We've just gotta destroy it, and we're all
done!!</text:p>
          </table:table-cell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o not think we will be all done... but I
do think we will have to close the Demon
Portal in order to cut off reinforcements.</text:p>
          </table:table-cell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lue Carat told us that it's in the
Northlaaands!</text:p>
          </table:table-cell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doubt that the Demon Portal is
in the Northlands.</text:p>
          </table:table-cell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 office:value-type="string">
            <text:p>First of all, let's convey this fact to the
Princess and the Commander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ay learn something of import about the
Demon Portal.</text:p>
          </table:table-cell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so the castle's our next destination?</text:p>
          </table:table-cell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 at on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